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f5a" officeooo:paragraph-rsid="000dff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ing check in pkgconfig</text:p>
      <text:p text:style-name="P1">make[1]: Entering directory '/home/lajulson/building_package/gstreamer-1.16.0/pkgconfig'</text:p>
      <text:p text:style-name="P1">make[1]: Nothing to be done for 'check'.</text:p>
      <text:p text:style-name="P1">make[1]: Leaving directory '/home/lajulson/building_package/gstreamer-1.16.0/pkgconfig'</text:p>
      <text:p text:style-name="P1">Making check in gst</text:p>
      <text:p text:style-name="P1">make[1]: Entering directory '/home/lajulson/building_package/gstreamer-1.16.0/gst'</text:p>
      <text:p text:style-name="P1">make <text:s/>check-recursive</text:p>
      <text:p text:style-name="P1">make[2]: Entering directory '/home/lajulson/building_package/gstreamer-1.16.0/gst'</text:p>
      <text:p text:style-name="P1">Making check in parse</text:p>
      <text:p text:style-name="P1">make[3]: Entering directory '/home/lajulson/building_package/gstreamer-1.16.0/gst/parse'</text:p>
      <text:p text:style-name="P1">make[3]: Nothing to be done for 'check'.</text:p>
      <text:p text:style-name="P1">make[3]: Leaving directory '/home/lajulson/building_package/gstreamer-1.16.0/gst/parse'</text:p>
      <text:p text:style-name="P1">Making check in printf</text:p>
      <text:p text:style-name="P1">make[3]: Entering directory '/home/lajulson/building_package/gstreamer-1.16.0/gst/printf'</text:p>
      <text:p text:style-name="P1">make[3]: Nothing to be done for 'check'.</text:p>
      <text:p text:style-name="P1">make[3]: Leaving directory '/home/lajulson/building_package/gstreamer-1.16.0/gst/printf'</text:p>
      <text:p text:style-name="P1">make[3]: Entering directory '/home/lajulson/building_package/gstreamer-1.16.0/gst'</text:p>
      <text:p text:style-name="P1">make[3]: Leaving directory '/home/lajulson/building_package/gstreamer-1.16.0/gst'</text:p>
      <text:p text:style-name="P1">make[2]: Leaving directory '/home/lajulson/building_package/gstreamer-1.16.0/gst'</text:p>
      <text:p text:style-name="P1">make[1]: Leaving directory '/home/lajulson/building_package/gstreamer-1.16.0/gst'</text:p>
      <text:p text:style-name="P1">Making check in libs</text:p>
      <text:p text:style-name="P1">make[1]: Entering directory '/home/lajulson/building_package/gstreamer-1.16.0/libs'</text:p>
      <text:p text:style-name="P1">Making check in gst</text:p>
      <text:p text:style-name="P1">make[2]: Entering directory '/home/lajulson/building_package/gstreamer-1.16.0/libs/gst'</text:p>
      <text:p text:style-name="P1">Making check in base</text:p>
      <text:p text:style-name="P1">make[3]: Entering directory '/home/lajulson/building_package/gstreamer-1.16.0/libs/gst/base'</text:p>
      <text:p text:style-name="P1">make[3]: Nothing to be done for 'check'.</text:p>
      <text:p text:style-name="P1">make[3]: Leaving directory '/home/lajulson/building_package/gstreamer-1.16.0/libs/gst/base'</text:p>
      <text:p text:style-name="P1">Making check in controller</text:p>
      <text:p text:style-name="P1">make[3]: Entering directory '/home/lajulson/building_package/gstreamer-1.16.0/libs/gst/controller'</text:p>
      <text:p text:style-name="P1">make <text:s/>check-am</text:p>
      <text:p text:style-name="P1">make[4]: Entering directory '/home/lajulson/building_package/gstreamer-1.16.0/libs/gst/controller'</text:p>
      <text:p text:style-name="P1">make[4]: Nothing to be done for 'check-am'.</text:p>
      <text:p text:style-name="P1">make[4]: Leaving directory '/home/lajulson/building_package/gstreamer-1.16.0/libs/gst/controller'</text:p>
      <text:p text:style-name="P1">make[3]: Leaving directory '/home/lajulson/building_package/gstreamer-1.16.0/libs/gst/controller'</text:p>
      <text:p text:style-name="P1">Making check in net</text:p>
      <text:p text:style-name="P1">make[3]: Entering directory '/home/lajulson/building_package/gstreamer-1.16.0/libs/gst/net'</text:p>
      <text:p text:style-name="P1">make[3]: Leaving directory '/home/lajulson/building_package/gstreamer-1.16.0/libs/gst/net'</text:p>
      <text:p text:style-name="P1">Making check in check</text:p>
      <text:p text:style-name="P1">make[3]: Entering directory '/home/lajulson/building_package/gstreamer-1.16.0/libs/gst/check'</text:p>
      <text:p text:style-name="P1">Making check in libcheck</text:p>
      <text:p text:style-name="P1">make[4]: Entering directory '/home/lajulson/building_package/gstreamer-1.16.0/libs/gst/check/libcheck'</text:p>
      <text:p text:style-name="P1">make[4]: Nothing to be done for 'check'.</text:p>
      <text:p text:style-name="P1">make[4]: Leaving directory '/home/lajulson/building_package/gstreamer-1.16.0/libs/gst/check/libcheck'</text:p>
      <text:p text:style-name="P1">make[4]: Entering directory '/home/lajulson/building_package/gstreamer-1.16.0/libs/gst/check'</text:p>
      <text:p text:style-name="P1">make[4]: Nothing to be done for 'check-am'.</text:p>
      <text:p text:style-name="P1">make[4]: Leaving directory '/home/lajulson/building_package/gstreamer-1.16.0/libs/gst/check'</text:p>
      <text:p text:style-name="P1">make[3]: Leaving directory '/home/lajulson/building_package/gstreamer-1.16.0/libs/gst/check'</text:p>
      <text:p text:style-name="P1">Making check in helpers</text:p>
      <text:p text:style-name="P1">make[3]: Entering directory '/home/lajulson/building_package/gstreamer-1.16.0/libs/gst/helpers'</text:p>
      <text:p text:style-name="P1"><text:soft-page-break/>Makefile:993: warning: overriding recipe for target 'install-data-hook'</text:p>
      <text:p text:style-name="P1">Makefile:988: warning: ignoring old recipe for target 'install-data-hook'</text:p>
      <text:p text:style-name="P1">make[3]: Nothing to be done for 'check'.</text:p>
      <text:p text:style-name="P1">make[3]: Leaving directory '/home/lajulson/building_package/gstreamer-1.16.0/libs/gst/helpers'</text:p>
      <text:p text:style-name="P1">make[3]: Entering directory '/home/lajulson/building_package/gstreamer-1.16.0/libs/gst'</text:p>
      <text:p text:style-name="P1">make[3]: Nothing to be done for 'check-am'.</text:p>
      <text:p text:style-name="P1">make[3]: Leaving directory '/home/lajulson/building_package/gstreamer-1.16.0/libs/gst'</text:p>
      <text:p text:style-name="P1">make[2]: Leaving directory '/home/lajulson/building_package/gstreamer-1.16.0/libs/gst'</text:p>
      <text:p text:style-name="P1">make[2]: Entering directory '/home/lajulson/building_package/gstreamer-1.16.0/libs'</text:p>
      <text:p text:style-name="P1">make[2]: Nothing to be done for 'check-am'.</text:p>
      <text:p text:style-name="P1">make[2]: Leaving directory '/home/lajulson/building_package/gstreamer-1.16.0/libs'</text:p>
      <text:p text:style-name="P1">make[1]: Leaving directory '/home/lajulson/building_package/gstreamer-1.16.0/libs'</text:p>
      <text:p text:style-name="P1">Making check in plugins</text:p>
      <text:p text:style-name="P1">make[1]: Entering directory '/home/lajulson/building_package/gstreamer-1.16.0/plugins'</text:p>
      <text:p text:style-name="P1">Making check in elements</text:p>
      <text:p text:style-name="P1">make[2]: Entering directory '/home/lajulson/building_package/gstreamer-1.16.0/plugins/elements'</text:p>
      <text:p text:style-name="P1">make[2]: Nothing to be done for 'check'.</text:p>
      <text:p text:style-name="P1">make[2]: Leaving directory '/home/lajulson/building_package/gstreamer-1.16.0/plugins/elements'</text:p>
      <text:p text:style-name="P1">Making check in tracers</text:p>
      <text:p text:style-name="P1">make[2]: Entering directory '/home/lajulson/building_package/gstreamer-1.16.0/plugins/tracers'</text:p>
      <text:p text:style-name="P1">make[2]: Nothing to be done for 'check'.</text:p>
      <text:p text:style-name="P1">make[2]: Leaving directory '/home/lajulson/building_package/gstreamer-1.16.0/plugins/tracers'</text:p>
      <text:p text:style-name="P1">make[2]: Entering directory '/home/lajulson/building_package/gstreamer-1.16.0/plugins'</text:p>
      <text:p text:style-name="P1">make[2]: Nothing to be done for 'check-am'.</text:p>
      <text:p text:style-name="P1">make[2]: Leaving directory '/home/lajulson/building_package/gstreamer-1.16.0/plugins'</text:p>
      <text:p text:style-name="P1">make[1]: Leaving directory '/home/lajulson/building_package/gstreamer-1.16.0/plugins'</text:p>
      <text:p text:style-name="P1">Making check in tests</text:p>
      <text:p text:style-name="P1">make[1]: Entering directory '/home/lajulson/building_package/gstreamer-1.16.0/tests'</text:p>
      <text:p text:style-name="P1">Making check in benchmarks</text:p>
      <text:p text:style-name="P1">make[2]: Entering directory '/home/lajulson/building_package/gstreamer-1.16.0/tests/benchmarks'</text:p>
      <text:p text:style-name="P1">make[2]: Nothing to be done for 'check'.</text:p>
      <text:p text:style-name="P1">make[2]: Leaving directory '/home/lajulson/building_package/gstreamer-1.16.0/tests/benchmarks'</text:p>
      <text:p text:style-name="P1">Making check in check</text:p>
      <text:p text:style-name="P1">make[2]: Entering directory '/home/lajulson/building_package/gstreamer-1.16.0/tests/check'</text:p>
      <text:p text:style-name="P1">make <text:s/>gst/gstabi gst/gstatomicqueue gst/gstbuffer gst/gstbufferlist gst/gstbufferpool gst/gstmeta gst/gstmemory gst/gstbus gst/gstcaps gst/gstcapsfeatures gst/gstcpp libs/gstlibscpp gst/gstdatetime gst/gstdeinit gst/gstdevice gst/gstinfo gst/gstiterator gst/gstmessage gst/gstminiobject gst/gstobject gst/gstpad gst/gstparamspecs gst/gstpipeline gst/gstpoll gst/gstprotection gst/gstprintf gst/gstpromise gst/gstsegment gst/gstsystemclock gst/gstclock gst/gststream gst/gststructure gst/gsttag gst/gsttracerrecord gst/gsttagsetter gst/gsttask gst/gsttoc gst/gsttocsetter gst/gstvalue generic/states pipelines/simple-launch-lines pipelines/cleanup pipelines/parse-launch gst/gst gst/gstbin gst/gstchildproxy gst/gstcontext gst/gstcontroller gst/gstelement gst/gstelementfactory gst/gstevent gst/gstghostpad gst/gstplugin gst/gstpreset gst/gstprotection gst/gstquery gst/gstregistry gst/gsturi gst/gstutils generic/sinks elements/capsfilter elements/concat elements/dataurisrc elements/fakesink elements/fakesrc elements/fdsrc elements/filesink elements/filesrc elements/funnel elements/identity elements/multiqueue elements/selector elements/tee elements/queue elements/queue2 elements/valve elements/streamiddemux libs/baseparse libs/basesrc libs/basesink libs/sparsefile libs/controller libs/queuearray libs/typefindhelper pipelines/seek pipelines/stress pipelines/queue-error libs/libsabi libs/adapter libs/aggregator libs/bitreader libs/bitwriter libs/bytereader libs/bytewriter libs/bitreader-noinline libs/bytereader-noinline libs/bytewriter-noinline libs/flowcombiner libs/sparsefile libs/collectpads libs/gstharness <text:soft-page-break/>libs/gstnetclientclock libs/gstnettimeprovider libs/gsttestclock libs/transform1 libs/transform2 tools/gstinspect</text:p>
      <text:p text:style-name="P1">make[3]: Entering directory '/home/lajulson/building_package/gstreamer-1.16.0/tests/check'</text:p>
      <text:p text:style-name="P1"><text:s text:c="2"/>CC <text:s text:c="6"/>gst/gstabi.o</text:p>
      <text:p text:style-name="P1"><text:s text:c="2"/>CCLD <text:s text:c="4"/>gst/gstabi</text:p>
      <text:p text:style-name="P1"><text:s text:c="2"/>CC <text:s text:c="6"/>gst/gstatomicqueue.o</text:p>
      <text:p text:style-name="P1"><text:s text:c="2"/>CCLD <text:s text:c="4"/>gst/gstatomicqueue</text:p>
      <text:p text:style-name="P1"><text:s text:c="2"/>CC <text:s text:c="6"/>gst/gstbuffer.o</text:p>
      <text:p text:style-name="P1"><text:s text:c="2"/>CCLD <text:s text:c="4"/>gst/gstbuffer</text:p>
      <text:p text:style-name="P1"><text:s text:c="2"/>CC <text:s text:c="6"/>gst/gstbufferlist.o</text:p>
      <text:p text:style-name="P1"><text:s text:c="2"/>CCLD <text:s text:c="4"/>gst/gstbufferlist</text:p>
      <text:p text:style-name="P1"><text:s text:c="2"/>CC <text:s text:c="6"/>gst/gstbufferpool.o</text:p>
      <text:p text:style-name="P1"><text:s text:c="2"/>CCLD <text:s text:c="4"/>gst/gstbufferpool</text:p>
      <text:p text:style-name="P1"><text:s text:c="2"/>CC <text:s text:c="6"/>gst/gstmeta.o</text:p>
      <text:p text:style-name="P1"><text:s text:c="2"/>CCLD <text:s text:c="4"/>gst/gstmeta</text:p>
      <text:p text:style-name="P1"><text:s text:c="2"/>CC <text:s text:c="6"/>gst/gstmemory.o</text:p>
      <text:p text:style-name="P1"><text:s text:c="2"/>CCLD <text:s text:c="4"/>gst/gstmemory</text:p>
      <text:p text:style-name="P1"><text:s text:c="2"/>CC <text:s text:c="6"/>gst/gstbus.o</text:p>
      <text:p text:style-name="P1"><text:s text:c="2"/>CCLD <text:s text:c="4"/>gst/gstbus</text:p>
      <text:p text:style-name="P1"><text:s text:c="2"/>CC <text:s text:c="6"/>gst/gstcaps.o</text:p>
      <text:p text:style-name="P1"><text:s text:c="2"/>CCLD <text:s text:c="4"/>gst/gstcaps</text:p>
      <text:p text:style-name="P1"><text:s text:c="2"/>CC <text:s text:c="6"/>gst/gstcapsfeatures.o</text:p>
      <text:p text:style-name="P1"><text:s text:c="2"/>CCLD <text:s text:c="4"/>gst/gstcapsfeatures</text:p>
      <text:p text:style-name="P1"><text:s text:c="2"/>CXX <text:s text:c="5"/>gst/gstcpp.o</text:p>
      <text:p text:style-name="P1"><text:s text:c="2"/>CXXLD <text:s text:c="3"/>gst/gstcpp</text:p>
      <text:p text:style-name="P1"><text:s text:c="2"/>CXX <text:s text:c="5"/>libs/gstlibscpp.o</text:p>
      <text:p text:style-name="P1"><text:s text:c="2"/>CXXLD <text:s text:c="3"/>libs/gstlibscpp</text:p>
      <text:p text:style-name="P1"><text:s text:c="2"/>CC <text:s text:c="6"/>gst/gstdatetime.o</text:p>
      <text:p text:style-name="P1"><text:s text:c="2"/>CCLD <text:s text:c="4"/>gst/gstdatetime</text:p>
      <text:p text:style-name="P1"><text:s text:c="2"/>CC <text:s text:c="6"/>gst/gstdeinit.o</text:p>
      <text:p text:style-name="P1"><text:s text:c="2"/>CCLD <text:s text:c="4"/>gst/gstdeinit</text:p>
      <text:p text:style-name="P1"><text:s text:c="2"/>CC <text:s text:c="6"/>gst/gstdevice.o</text:p>
      <text:p text:style-name="P1"><text:s text:c="2"/>CCLD <text:s text:c="4"/>gst/gstdevice</text:p>
      <text:p text:style-name="P1"><text:s text:c="2"/>CC <text:s text:c="6"/>gst/gstinfo.o</text:p>
      <text:p text:style-name="P1"><text:s text:c="2"/>CCLD <text:s text:c="4"/>gst/gstinfo</text:p>
      <text:p text:style-name="P1"><text:s text:c="2"/>CC <text:s text:c="6"/>gst/gstiterator.o</text:p>
      <text:p text:style-name="P1"><text:s text:c="2"/>CCLD <text:s text:c="4"/>gst/gstiterator</text:p>
      <text:p text:style-name="P1"><text:s text:c="2"/>CC <text:s text:c="6"/>gst/gstmessage.o</text:p>
      <text:p text:style-name="P1"><text:s text:c="2"/>CCLD <text:s text:c="4"/>gst/gstmessage</text:p>
      <text:p text:style-name="P1"><text:s text:c="2"/>CC <text:s text:c="6"/>gst/gstminiobject.o</text:p>
      <text:p text:style-name="P1"><text:s text:c="2"/>CCLD <text:s text:c="4"/>gst/gstminiobject</text:p>
      <text:p text:style-name="P1"><text:s text:c="2"/>CC <text:s text:c="6"/>gst/gstobject.o</text:p>
      <text:p text:style-name="P1"><text:s text:c="2"/>CCLD <text:s text:c="4"/>gst/gstobject</text:p>
      <text:p text:style-name="P1"><text:s text:c="2"/>CC <text:s text:c="6"/>gst/gstpad.o</text:p>
      <text:p text:style-name="P1"><text:s text:c="2"/>CCLD <text:s text:c="4"/>gst/gstpad</text:p>
      <text:p text:style-name="P1"><text:s text:c="2"/>CC <text:s text:c="6"/>gst/gstparamspecs.o</text:p>
      <text:p text:style-name="P1"><text:s text:c="2"/>CCLD <text:s text:c="4"/>gst/gstparamspecs</text:p>
      <text:p text:style-name="P1"><text:s text:c="2"/>CC <text:s text:c="6"/>gst/gstpipeline.o</text:p>
      <text:p text:style-name="P1"><text:s text:c="2"/>CCLD <text:s text:c="4"/>gst/gstpipeline</text:p>
      <text:p text:style-name="P1"><text:s text:c="2"/>CC <text:s text:c="6"/>gst/gstpoll.o</text:p>
      <text:p text:style-name="P1"><text:s text:c="2"/>CCLD <text:s text:c="4"/>gst/gstpoll</text:p>
      <text:p text:style-name="P1"><text:s text:c="2"/>CC <text:s text:c="6"/>gst/gstprotection.o</text:p>
      <text:p text:style-name="P1"><text:soft-page-break/><text:s text:c="2"/>CCLD <text:s text:c="4"/>gst/gstprotection</text:p>
      <text:p text:style-name="P1"><text:s text:c="2"/>CC <text:s text:c="6"/>gst/gstprintf.o</text:p>
      <text:p text:style-name="P1"><text:s text:c="2"/>CCLD <text:s text:c="4"/>gst/gstprintf</text:p>
      <text:p text:style-name="P1"><text:s text:c="2"/>CC <text:s text:c="6"/>gst/gstpromise.o</text:p>
      <text:p text:style-name="P1"><text:s text:c="2"/>CCLD <text:s text:c="4"/>gst/gstpromise</text:p>
      <text:p text:style-name="P1"><text:s text:c="2"/>CC <text:s text:c="6"/>gst/gstsegment.o</text:p>
      <text:p text:style-name="P1"><text:s text:c="2"/>CCLD <text:s text:c="4"/>gst/gstsegment</text:p>
      <text:p text:style-name="P1"><text:s text:c="2"/>CC <text:s text:c="6"/>gst/gstsystemclock.o</text:p>
      <text:p text:style-name="P1"><text:s text:c="2"/>CCLD <text:s text:c="4"/>gst/gstsystemclock</text:p>
      <text:p text:style-name="P1"><text:s text:c="2"/>CC <text:s text:c="6"/>gst/gstclock.o</text:p>
      <text:p text:style-name="P1"><text:s text:c="2"/>CCLD <text:s text:c="4"/>gst/gstclock</text:p>
      <text:p text:style-name="P1"><text:s text:c="2"/>CC <text:s text:c="6"/>gst/gststream.o</text:p>
      <text:p text:style-name="P1"><text:s text:c="2"/>CCLD <text:s text:c="4"/>gst/gststream</text:p>
      <text:p text:style-name="P1"><text:s text:c="2"/>CC <text:s text:c="6"/>gst/gststructure.o</text:p>
      <text:p text:style-name="P1"><text:s text:c="2"/>CCLD <text:s text:c="4"/>gst/gststructure</text:p>
      <text:p text:style-name="P1"><text:s text:c="2"/>CC <text:s text:c="6"/>gst/gsttag.o</text:p>
      <text:p text:style-name="P1"><text:s text:c="2"/>CCLD <text:s text:c="4"/>gst/gsttag</text:p>
      <text:p text:style-name="P1"><text:s text:c="2"/>CC <text:s text:c="6"/>gst/gst_gsttracerrecord-gsttracerrecord.o</text:p>
      <text:p text:style-name="P1"><text:s text:c="2"/>CCLD <text:s text:c="4"/>gst/gsttracerrecord</text:p>
      <text:p text:style-name="P1"><text:s text:c="2"/>CC <text:s text:c="6"/>gst/gsttagsetter.o</text:p>
      <text:p text:style-name="P1"><text:s text:c="2"/>CCLD <text:s text:c="4"/>gst/gsttagsetter</text:p>
      <text:p text:style-name="P1"><text:s text:c="2"/>CC <text:s text:c="6"/>gst/gsttask.o</text:p>
      <text:p text:style-name="P1"><text:s text:c="2"/>CCLD <text:s text:c="4"/>gst/gsttask</text:p>
      <text:p text:style-name="P1"><text:s text:c="2"/>CC <text:s text:c="6"/>gst/gsttoc.o</text:p>
      <text:p text:style-name="P1"><text:s text:c="2"/>CCLD <text:s text:c="4"/>gst/gsttoc</text:p>
      <text:p text:style-name="P1"><text:s text:c="2"/>CC <text:s text:c="6"/>gst/gsttocsetter.o</text:p>
      <text:p text:style-name="P1"><text:s text:c="2"/>CCLD <text:s text:c="4"/>gst/gsttocsetter</text:p>
      <text:p text:style-name="P1"><text:s text:c="2"/>CC <text:s text:c="6"/>gst/gstvalue.o</text:p>
      <text:p text:style-name="P1"><text:s text:c="2"/>CCLD <text:s text:c="4"/>gst/gstvalue</text:p>
      <text:p text:style-name="P1"><text:s text:c="2"/>CC <text:s text:c="6"/>generic/states.o</text:p>
      <text:p text:style-name="P1"><text:s text:c="2"/>CCLD <text:s text:c="4"/>generic/states</text:p>
      <text:p text:style-name="P1"><text:s text:c="2"/>CC <text:s text:c="6"/>pipelines/simple-launch-lines.o</text:p>
      <text:p text:style-name="P1"><text:s text:c="2"/>CCLD <text:s text:c="4"/>pipelines/simple-launch-lines</text:p>
      <text:p text:style-name="P1"><text:s text:c="2"/>CC <text:s text:c="6"/>pipelines/cleanup.o</text:p>
      <text:p text:style-name="P1"><text:s text:c="2"/>CCLD <text:s text:c="4"/>pipelines/cleanup</text:p>
      <text:p text:style-name="P1"><text:s text:c="2"/>CC <text:s text:c="6"/>pipelines/parse-launch.o</text:p>
      <text:p text:style-name="P1"><text:s text:c="2"/>CCLD <text:s text:c="4"/>pipelines/parse-launch</text:p>
      <text:p text:style-name="P1"><text:s text:c="2"/>CC <text:s text:c="6"/>gst/gst.o</text:p>
      <text:p text:style-name="P1"><text:s text:c="2"/>CCLD <text:s text:c="4"/>gst/gst</text:p>
      <text:p text:style-name="P1"><text:s text:c="2"/>CC <text:s text:c="6"/>gst/gstbin.o</text:p>
      <text:p text:style-name="P1"><text:s text:c="2"/>CCLD <text:s text:c="4"/>gst/gstbin</text:p>
      <text:p text:style-name="P1"><text:s text:c="2"/>CC <text:s text:c="6"/>gst/gstchildproxy.o</text:p>
      <text:p text:style-name="P1"><text:s text:c="2"/>CCLD <text:s text:c="4"/>gst/gstchildproxy</text:p>
      <text:p text:style-name="P1"><text:s text:c="2"/>CC <text:s text:c="6"/>gst/gstcontext.o</text:p>
      <text:p text:style-name="P1"><text:s text:c="2"/>CCLD <text:s text:c="4"/>gst/gstcontext</text:p>
      <text:p text:style-name="P1"><text:s text:c="2"/>CC <text:s text:c="6"/>gst/gstcontroller.o</text:p>
      <text:p text:style-name="P1"><text:s text:c="2"/>CCLD <text:s text:c="4"/>gst/gstcontroller</text:p>
      <text:p text:style-name="P1"><text:s text:c="2"/>CC <text:s text:c="6"/>gst/gstelement.o</text:p>
      <text:p text:style-name="P1"><text:s text:c="2"/>CCLD <text:s text:c="4"/>gst/gstelement</text:p>
      <text:p text:style-name="P1"><text:s text:c="2"/>CC <text:s text:c="6"/>gst/gstelementfactory.o</text:p>
      <text:p text:style-name="P1"><text:s text:c="2"/>CCLD <text:s text:c="4"/>gst/gstelementfactory</text:p>
      <text:p text:style-name="P1"><text:s text:c="2"/>CC <text:s text:c="6"/>gst/gstevent.o</text:p>
      <text:p text:style-name="P1"><text:soft-page-break/><text:s text:c="2"/>CCLD <text:s text:c="4"/>gst/gstevent</text:p>
      <text:p text:style-name="P1"><text:s text:c="2"/>CC <text:s text:c="6"/>gst/gstghostpad.o</text:p>
      <text:p text:style-name="P1"><text:s text:c="2"/>CCLD <text:s text:c="4"/>gst/gstghostpad</text:p>
      <text:p text:style-name="P1"><text:s text:c="2"/>CC <text:s text:c="6"/>gst/gstplugin.o</text:p>
      <text:p text:style-name="P1"><text:s text:c="2"/>CCLD <text:s text:c="4"/>gst/gstplugin</text:p>
      <text:p text:style-name="P1"><text:s text:c="2"/>CC <text:s text:c="6"/>gst/gstpreset.o</text:p>
      <text:p text:style-name="P1"><text:s text:c="2"/>CCLD <text:s text:c="4"/>gst/gstpreset</text:p>
      <text:p text:style-name="P1">make[3]: 'gst/gstprotection' is up to date.</text:p>
      <text:p text:style-name="P1"><text:s text:c="2"/>CC <text:s text:c="6"/>gst/gstquery.o</text:p>
      <text:p text:style-name="P1"><text:s text:c="2"/>CCLD <text:s text:c="4"/>gst/gstquery</text:p>
      <text:p text:style-name="P1"><text:s text:c="2"/>CC <text:s text:c="6"/>gst/gstregistry.o</text:p>
      <text:p text:style-name="P1"><text:s text:c="2"/>CCLD <text:s text:c="4"/>gst/gstregistry</text:p>
      <text:p text:style-name="P1"><text:s text:c="2"/>CC <text:s text:c="6"/>gst/gsturi.o</text:p>
      <text:p text:style-name="P1"><text:s text:c="2"/>CCLD <text:s text:c="4"/>gst/gsturi</text:p>
      <text:p text:style-name="P1"><text:s text:c="2"/>CC <text:s text:c="6"/>gst/gstutils.o</text:p>
      <text:p text:style-name="P1"><text:s text:c="2"/>CCLD <text:s text:c="4"/>gst/gstutils</text:p>
      <text:p text:style-name="P1"><text:s text:c="2"/>CC <text:s text:c="6"/>generic/sinks.o</text:p>
      <text:p text:style-name="P1"><text:s text:c="2"/>CCLD <text:s text:c="4"/>generic/sinks</text:p>
      <text:p text:style-name="P1"><text:s text:c="2"/>CC <text:s text:c="6"/>elements/capsfilter.o</text:p>
      <text:p text:style-name="P1"><text:s text:c="2"/>CCLD <text:s text:c="4"/>elements/capsfilter</text:p>
      <text:p text:style-name="P1"><text:s text:c="2"/>CC <text:s text:c="6"/>elements/concat.o</text:p>
      <text:p text:style-name="P1"><text:s text:c="2"/>CCLD <text:s text:c="4"/>elements/concat</text:p>
      <text:p text:style-name="P1"><text:s text:c="2"/>CC <text:s text:c="6"/>elements/dataurisrc.o</text:p>
      <text:p text:style-name="P1"><text:s text:c="2"/>CCLD <text:s text:c="4"/>elements/dataurisrc</text:p>
      <text:p text:style-name="P1"><text:s text:c="2"/>CC <text:s text:c="6"/>elements/fakesink.o</text:p>
      <text:p text:style-name="P1"><text:s text:c="2"/>CCLD <text:s text:c="4"/>elements/fakesink</text:p>
      <text:p text:style-name="P1"><text:s text:c="2"/>CC <text:s text:c="6"/>elements/fakesrc.o</text:p>
      <text:p text:style-name="P1"><text:s text:c="2"/>CCLD <text:s text:c="4"/>elements/fakesrc</text:p>
      <text:p text:style-name="P1"><text:s text:c="2"/>CC <text:s text:c="6"/>elements/elements_fdsrc-fdsrc.o</text:p>
      <text:p text:style-name="P1"><text:s text:c="2"/>CCLD <text:s text:c="4"/>elements/fdsrc</text:p>
      <text:p text:style-name="P1"><text:s text:c="2"/>CC <text:s text:c="6"/>elements/filesink.o</text:p>
      <text:p text:style-name="P1"><text:s text:c="2"/>CCLD <text:s text:c="4"/>elements/filesink</text:p>
      <text:p text:style-name="P1"><text:s text:c="2"/>CC <text:s text:c="6"/>elements/elements_filesrc-filesrc.o</text:p>
      <text:p text:style-name="P1"><text:s text:c="2"/>CCLD <text:s text:c="4"/>elements/filesrc</text:p>
      <text:p text:style-name="P1"><text:s text:c="2"/>CC <text:s text:c="6"/>elements/funnel.o</text:p>
      <text:p text:style-name="P1"><text:s text:c="2"/>CCLD <text:s text:c="4"/>elements/funnel</text:p>
      <text:p text:style-name="P1"><text:s text:c="2"/>CC <text:s text:c="6"/>elements/identity.o</text:p>
      <text:p text:style-name="P1"><text:s text:c="2"/>CCLD <text:s text:c="4"/>elements/identity</text:p>
      <text:p text:style-name="P1"><text:s text:c="2"/>CC <text:s text:c="6"/>elements/multiqueue.o</text:p>
      <text:p text:style-name="P1"><text:s text:c="2"/>CCLD <text:s text:c="4"/>elements/multiqueue</text:p>
      <text:p text:style-name="P1"><text:s text:c="2"/>CC <text:s text:c="6"/>elements/selector.o</text:p>
      <text:p text:style-name="P1"><text:s text:c="2"/>CCLD <text:s text:c="4"/>elements/selector</text:p>
      <text:p text:style-name="P1"><text:s text:c="2"/>CC <text:s text:c="6"/>elements/tee.o</text:p>
      <text:p text:style-name="P1"><text:s text:c="2"/>CCLD <text:s text:c="4"/>elements/tee</text:p>
      <text:p text:style-name="P1"><text:s text:c="2"/>CC <text:s text:c="6"/>elements/queue.o</text:p>
      <text:p text:style-name="P1"><text:s text:c="2"/>CCLD <text:s text:c="4"/>elements/queue</text:p>
      <text:p text:style-name="P1"><text:s text:c="2"/>CC <text:s text:c="6"/>elements/queue2.o</text:p>
      <text:p text:style-name="P1"><text:s text:c="2"/>CCLD <text:s text:c="4"/>elements/queue2</text:p>
      <text:p text:style-name="P1"><text:s text:c="2"/>CC <text:s text:c="6"/>elements/valve.o</text:p>
      <text:p text:style-name="P1"><text:s text:c="2"/>CCLD <text:s text:c="4"/>elements/valve</text:p>
      <text:p text:style-name="P1"><text:s text:c="2"/>CC <text:s text:c="6"/>elements/streamiddemux.o</text:p>
      <text:p text:style-name="P1"><text:s text:c="2"/>CCLD <text:s text:c="4"/>elements/streamiddemux</text:p>
      <text:p text:style-name="P1"><text:soft-page-break/><text:s text:c="2"/>CC <text:s text:c="6"/>libs/baseparse.o</text:p>
      <text:p text:style-name="P1"><text:s text:c="2"/>CCLD <text:s text:c="4"/>libs/baseparse</text:p>
      <text:p text:style-name="P1"><text:s text:c="2"/>CC <text:s text:c="6"/>libs/basesrc.o</text:p>
      <text:p text:style-name="P1"><text:s text:c="2"/>CCLD <text:s text:c="4"/>libs/basesrc</text:p>
      <text:p text:style-name="P1"><text:s text:c="2"/>CC <text:s text:c="6"/>libs/basesink.o</text:p>
      <text:p text:style-name="P1"><text:s text:c="2"/>CCLD <text:s text:c="4"/>libs/basesink</text:p>
      <text:p text:style-name="P1"><text:s text:c="2"/>CC <text:s text:c="6"/>libs/sparsefile.o</text:p>
      <text:p text:style-name="P1"><text:s text:c="2"/>CCLD <text:s text:c="4"/>libs/sparsefile</text:p>
      <text:p text:style-name="P1"><text:s text:c="2"/>CC <text:s text:c="6"/>libs/controller.o</text:p>
      <text:p text:style-name="P1"><text:s text:c="2"/>CCLD <text:s text:c="4"/>libs/controller</text:p>
      <text:p text:style-name="P1"><text:s text:c="2"/>CC <text:s text:c="6"/>libs/queuearray.o</text:p>
      <text:p text:style-name="P1"><text:s text:c="2"/>CCLD <text:s text:c="4"/>libs/queuearray</text:p>
      <text:p text:style-name="P1"><text:s text:c="2"/>CC <text:s text:c="6"/>libs/typefindhelper.o</text:p>
      <text:p text:style-name="P1"><text:s text:c="2"/>CCLD <text:s text:c="4"/>libs/typefindhelper</text:p>
      <text:p text:style-name="P1"><text:s text:c="2"/>CC <text:s text:c="6"/>pipelines/seek.o</text:p>
      <text:p text:style-name="P1"><text:s text:c="2"/>CCLD <text:s text:c="4"/>pipelines/seek</text:p>
      <text:p text:style-name="P1"><text:s text:c="2"/>CC <text:s text:c="6"/>pipelines/stress.o</text:p>
      <text:p text:style-name="P1"><text:s text:c="2"/>CCLD <text:s text:c="4"/>pipelines/stress</text:p>
      <text:p text:style-name="P1"><text:s text:c="2"/>CC <text:s text:c="6"/>pipelines/queue-error.o</text:p>
      <text:p text:style-name="P1"><text:s text:c="2"/>CCLD <text:s text:c="4"/>pipelines/queue-error</text:p>
      <text:p text:style-name="P1"><text:s text:c="2"/>CC <text:s text:c="6"/>libs/libsabi.o</text:p>
      <text:p text:style-name="P1"><text:s text:c="2"/>CCLD <text:s text:c="4"/>libs/libsabi</text:p>
      <text:p text:style-name="P1"><text:s text:c="2"/>CC <text:s text:c="6"/>libs/adapter.o</text:p>
      <text:p text:style-name="P1"><text:s text:c="2"/>CCLD <text:s text:c="4"/>libs/adapter</text:p>
      <text:p text:style-name="P1"><text:s text:c="2"/>CC <text:s text:c="6"/>libs/aggregator.o</text:p>
      <text:p text:style-name="P1"><text:s text:c="2"/>CCLD <text:s text:c="4"/>libs/aggregator</text:p>
      <text:p text:style-name="P1"><text:s text:c="2"/>CC <text:s text:c="6"/>libs/bitreader.o</text:p>
      <text:p text:style-name="P1"><text:s text:c="2"/>CCLD <text:s text:c="4"/>libs/bitreader</text:p>
      <text:p text:style-name="P1"><text:s text:c="2"/>CC <text:s text:c="6"/>libs/bitwriter.o</text:p>
      <text:p text:style-name="P1"><text:s text:c="2"/>CCLD <text:s text:c="4"/>libs/bitwriter</text:p>
      <text:p text:style-name="P1"><text:s text:c="2"/>CC <text:s text:c="6"/>libs/bytereader.o</text:p>
      <text:p text:style-name="P1"><text:s text:c="2"/>CCLD <text:s text:c="4"/>libs/bytereader</text:p>
      <text:p text:style-name="P1"><text:s text:c="2"/>CC <text:s text:c="6"/>libs/bytewriter.o</text:p>
      <text:p text:style-name="P1"><text:s text:c="2"/>CCLD <text:s text:c="4"/>libs/bytewriter</text:p>
      <text:p text:style-name="P1"><text:s text:c="2"/>CC <text:s text:c="6"/>libs/bitreader-noinline.o</text:p>
      <text:p text:style-name="P1"><text:s text:c="2"/>CCLD <text:s text:c="4"/>libs/bitreader-noinline</text:p>
      <text:p text:style-name="P1"><text:s text:c="2"/>CC <text:s text:c="6"/>libs/bytereader-noinline.o</text:p>
      <text:p text:style-name="P1"><text:s text:c="2"/>CCLD <text:s text:c="4"/>libs/bytereader-noinline</text:p>
      <text:p text:style-name="P1"><text:s text:c="2"/>CC <text:s text:c="6"/>libs/bytewriter-noinline.o</text:p>
      <text:p text:style-name="P1"><text:s text:c="2"/>CCLD <text:s text:c="4"/>libs/bytewriter-noinline</text:p>
      <text:p text:style-name="P1"><text:s text:c="2"/>CC <text:s text:c="6"/>libs/flowcombiner.o</text:p>
      <text:p text:style-name="P1"><text:s text:c="2"/>CCLD <text:s text:c="4"/>libs/flowcombiner</text:p>
      <text:p text:style-name="P1">make[3]: 'libs/sparsefile' is up to date.</text:p>
      <text:p text:style-name="P1"><text:s text:c="2"/>CC <text:s text:c="6"/>libs/collectpads.o</text:p>
      <text:p text:style-name="P1"><text:s text:c="2"/>CCLD <text:s text:c="4"/>libs/collectpads</text:p>
      <text:p text:style-name="P1"><text:s text:c="2"/>CC <text:s text:c="6"/>libs/gstharness.o</text:p>
      <text:p text:style-name="P1"><text:s text:c="2"/>CCLD <text:s text:c="4"/>libs/gstharness</text:p>
      <text:p text:style-name="P1"><text:s text:c="2"/>CC <text:s text:c="6"/>libs/gstnetclientclock.o</text:p>
      <text:p text:style-name="P1"><text:s text:c="2"/>CCLD <text:s text:c="4"/>libs/gstnetclientclock</text:p>
      <text:p text:style-name="P1"><text:s text:c="2"/>CC <text:s text:c="6"/>libs/gstnettimeprovider.o</text:p>
      <text:p text:style-name="P1"><text:s text:c="2"/>CCLD <text:s text:c="4"/>libs/gstnettimeprovider</text:p>
      <text:p text:style-name="P1"><text:s text:c="2"/>CC <text:s text:c="6"/>libs/gsttestclock.o</text:p>
      <text:p text:style-name="P1"><text:soft-page-break/><text:s text:c="2"/>CCLD <text:s text:c="4"/>libs/gsttestclock</text:p>
      <text:p text:style-name="P1"><text:s text:c="2"/>CC <text:s text:c="6"/>libs/transform1.o</text:p>
      <text:p text:style-name="P1"><text:s text:c="2"/>CCLD <text:s text:c="4"/>libs/transform1</text:p>
      <text:p text:style-name="P1"><text:s text:c="2"/>CC <text:s text:c="6"/>libs/transform2.o</text:p>
      <text:p text:style-name="P1"><text:s text:c="2"/>CCLD <text:s text:c="4"/>libs/transform2</text:p>
      <text:p text:style-name="P1"><text:s text:c="2"/>CC <text:s text:c="6"/>tools/gstinspect.o</text:p>
      <text:p text:style-name="P1"><text:s text:c="2"/>CCLD <text:s text:c="4"/>tools/gstinspect</text:p>
      <text:p text:style-name="P1">make[3]: Leaving directory '/home/lajulson/building_package/gstreamer-1.16.0/tests/check'</text:p>
      <text:p text:style-name="P1">make <text:s/>check-TESTS</text:p>
      <text:p text:style-name="P1">make[3]: Entering directory '/home/lajulson/building_package/gstreamer-1.16.0/tests/check'</text:p>
      <text:p text:style-name="P1">make[4]: Entering directory '/home/lajulson/building_package/gstreamer-1.16.0/tests/check'</text:p>
      <text:p text:style-name="P1">PASS: gst/gstabi</text:p>
      <text:p text:style-name="P1">PASS: gst/gstatomicqueue</text:p>
      <text:p text:style-name="P1">PASS: gst/gstbuffer</text:p>
      <text:p text:style-name="P1">PASS: gst/gstbufferlist</text:p>
      <text:p text:style-name="P1">PASS: gst/gstbufferpool</text:p>
      <text:p text:style-name="P1">PASS: gst/gstmeta</text:p>
      <text:p text:style-name="P1">PASS: gst/gstmemory</text:p>
      <text:p text:style-name="P1">PASS: gst/gstbus</text:p>
      <text:p text:style-name="P1">PASS: gst/gstcaps</text:p>
      <text:p text:style-name="P1">PASS: gst/gstcapsfeatures</text:p>
      <text:p text:style-name="P1">PASS: gst/gstcpp</text:p>
      <text:p text:style-name="P1">PASS: libs/gstlibscpp</text:p>
      <text:p text:style-name="P1">PASS: gst/gstdatetime</text:p>
      <text:p text:style-name="P1">PASS: gst/gstdeinit</text:p>
      <text:p text:style-name="P1">PASS: gst/gstdevice</text:p>
      <text:p text:style-name="P1">PASS: gst/gstinfo</text:p>
      <text:p text:style-name="P1">PASS: gst/gstiterator</text:p>
      <text:p text:style-name="P1">PASS: gst/gstmessage</text:p>
      <text:p text:style-name="P1">PASS: gst/gstminiobject</text:p>
      <text:p text:style-name="P1">PASS: gst/gstobject</text:p>
      <text:p text:style-name="P1">PASS: gst/gstpad</text:p>
      <text:p text:style-name="P1">PASS: gst/gstparamspecs</text:p>
      <text:p text:style-name="P1">PASS: gst/gstpipeline</text:p>
      <text:p text:style-name="P1">PASS: gst/gstpoll</text:p>
      <text:p text:style-name="P1">PASS: gst/gstprotection</text:p>
      <text:p text:style-name="P1">PASS: gst/gstprintf</text:p>
      <text:p text:style-name="P1">PASS: gst/gstpromise</text:p>
      <text:p text:style-name="P1">PASS: gst/gstsegment</text:p>
      <text:p text:style-name="P1">PASS: gst/gstsystemclock</text:p>
      <text:p text:style-name="P1">PASS: gst/gstclock</text:p>
      <text:p text:style-name="P1">PASS: gst/gststream</text:p>
      <text:p text:style-name="P1">PASS: gst/gststructure</text:p>
      <text:p text:style-name="P1">PASS: gst/gsttag</text:p>
      <text:p text:style-name="P1">PASS: gst/gsttracerrecord</text:p>
      <text:p text:style-name="P1">PASS: gst/gsttagsetter</text:p>
      <text:p text:style-name="P1">PASS: gst/gsttask</text:p>
      <text:p text:style-name="P1">PASS: gst/gsttoc</text:p>
      <text:p text:style-name="P1">PASS: gst/gsttocsetter</text:p>
      <text:p text:style-name="P1">PASS: gst/gstvalue</text:p>
      <text:p text:style-name="P1">PASS: generic/states</text:p>
      <text:p text:style-name="P1">PASS: pipelines/simple-launch-lines</text:p>
      <text:p text:style-name="P1"><text:soft-page-break/>PASS: pipelines/cleanup</text:p>
      <text:p text:style-name="P1">PASS: pipelines/parse-launch</text:p>
      <text:p text:style-name="P1">PASS: gst/gst</text:p>
      <text:p text:style-name="P1">PASS: gst/gstbin</text:p>
      <text:p text:style-name="P1">PASS: gst/gstchildproxy</text:p>
      <text:p text:style-name="P1">PASS: gst/gstcontext</text:p>
      <text:p text:style-name="P1">PASS: gst/gstcontroller</text:p>
      <text:p text:style-name="P1">PASS: gst/gstelement</text:p>
      <text:p text:style-name="P1">PASS: gst/gstelementfactory</text:p>
      <text:p text:style-name="P1">PASS: gst/gstevent</text:p>
      <text:p text:style-name="P1">PASS: gst/gstghostpad</text:p>
      <text:p text:style-name="P1">PASS: gst/gstplugin</text:p>
      <text:p text:style-name="P1">PASS: gst/gstpreset</text:p>
      <text:p text:style-name="P1">PASS: gst/gstquery</text:p>
      <text:p text:style-name="P1">PASS: gst/gstregistry</text:p>
      <text:p text:style-name="P1">PASS: gst/gsturi</text:p>
      <text:p text:style-name="P1">PASS: gst/gstutils</text:p>
      <text:p text:style-name="P1">PASS: generic/sinks</text:p>
      <text:p text:style-name="P1">PASS: elements/capsfilter</text:p>
      <text:p text:style-name="P1">PASS: elements/concat</text:p>
      <text:p text:style-name="P1">PASS: elements/dataurisrc</text:p>
      <text:p text:style-name="P1">PASS: elements/fakesink</text:p>
      <text:p text:style-name="P1">PASS: elements/fakesrc</text:p>
      <text:p text:style-name="P1">PASS: elements/fdsrc</text:p>
      <text:p text:style-name="P1">PASS: elements/filesink</text:p>
      <text:p text:style-name="P1">PASS: elements/filesrc</text:p>
      <text:p text:style-name="P1">PASS: elements/funnel</text:p>
      <text:p text:style-name="P1">PASS: elements/identity</text:p>
      <text:p text:style-name="P1">PASS: elements/multiqueue</text:p>
      <text:p text:style-name="P1">PASS: elements/selector</text:p>
      <text:p text:style-name="P1">PASS: elements/tee</text:p>
      <text:p text:style-name="P1">PASS: elements/queue</text:p>
      <text:p text:style-name="P1">PASS: elements/queue2</text:p>
      <text:p text:style-name="P1">PASS: elements/valve</text:p>
      <text:p text:style-name="P1">PASS: elements/streamiddemux</text:p>
      <text:p text:style-name="P1">PASS: libs/baseparse</text:p>
      <text:p text:style-name="P1">PASS: libs/basesrc</text:p>
      <text:p text:style-name="P1">PASS: libs/basesink</text:p>
      <text:p text:style-name="P1">PASS: libs/sparsefile</text:p>
      <text:p text:style-name="P1">PASS: libs/controller</text:p>
      <text:p text:style-name="P1">PASS: libs/queuearray</text:p>
      <text:p text:style-name="P1">PASS: libs/typefindhelper</text:p>
      <text:p text:style-name="P1">PASS: pipelines/seek</text:p>
      <text:p text:style-name="P1">PASS: pipelines/stress</text:p>
      <text:p text:style-name="P1">PASS: pipelines/queue-error</text:p>
      <text:p text:style-name="P1">PASS: libs/libsabi</text:p>
      <text:p text:style-name="P1">PASS: libs/adapter</text:p>
      <text:p text:style-name="P1">PASS: libs/aggregator</text:p>
      <text:p text:style-name="P1">PASS: libs/bitreader</text:p>
      <text:p text:style-name="P1">PASS: libs/bitwriter</text:p>
      <text:p text:style-name="P1">PASS: libs/bytereader</text:p>
      <text:p text:style-name="P1">PASS: libs/bytewriter</text:p>
      <text:p text:style-name="P1"><text:soft-page-break/>PASS: libs/bitreader-noinline</text:p>
      <text:p text:style-name="P1">PASS: libs/bytereader-noinline</text:p>
      <text:p text:style-name="P1">PASS: libs/bytewriter-noinline</text:p>
      <text:p text:style-name="P1">PASS: libs/flowcombiner</text:p>
      <text:p text:style-name="P1">PASS: libs/collectpads</text:p>
      <text:p text:style-name="P1">PASS: libs/gstharness</text:p>
      <text:p text:style-name="P1">PASS: libs/gstnetclientclock</text:p>
      <text:p text:style-name="P1">PASS: libs/gstnettimeprovider</text:p>
      <text:p text:style-name="P1">PASS: libs/gsttestclock</text:p>
      <text:p text:style-name="P1">PASS: libs/transform1</text:p>
      <text:p text:style-name="P1">PASS: libs/transform2</text:p>
      <text:p text:style-name="P1">PASS: tools/gstinspect</text:p>
      <text:p text:style-name="P1">============================================================================</text:p>
      <text:p text:style-name="P1">Testsuite summary for GStreamer 1.16.0</text:p>
      <text:p text:style-name="P1">============================================================================</text:p>
      <text:p text:style-name="P1"># TOTAL: 107</text:p>
      <text:p text:style-name="P1"># PASS: <text:s/>107</text:p>
      <text:p text:style-name="P1"># SKIP: <text:s/>0</text:p>
      <text:p text:style-name="P1"># XFAIL: 0</text:p>
      <text:p text:style-name="P1"># FAIL: <text:s/>0</text:p>
      <text:p text:style-name="P1"># XPASS: 0</text:p>
      <text:p text:style-name="P1"># ERROR: 0</text:p>
      <text:p text:style-name="P1">============================================================================</text:p>
      <text:p text:style-name="P1">make[4]: Leaving directory '/home/lajulson/building_package/gstreamer-1.16.0/tests/check'</text:p>
      <text:p text:style-name="P1">make[3]: Leaving directory '/home/lajulson/building_package/gstreamer-1.16.0/tests/check'</text:p>
      <text:p text:style-name="P1">make[2]: Leaving directory '/home/lajulson/building_package/gstreamer-1.16.0/tests/check'</text:p>
      <text:p text:style-name="P1">Making check in misc</text:p>
      <text:p text:style-name="P1">make[2]: Entering directory '/home/lajulson/building_package/gstreamer-1.16.0/tests/misc'</text:p>
      <text:p text:style-name="P1">make[2]: Nothing to be done for 'check'.</text:p>
      <text:p text:style-name="P1">make[2]: Leaving directory '/home/lajulson/building_package/gstreamer-1.16.0/tests/misc'</text:p>
      <text:p text:style-name="P1">Making check in examples</text:p>
      <text:p text:style-name="P1">make[2]: Entering directory '/home/lajulson/building_package/gstreamer-1.16.0/tests/examples'</text:p>
      <text:p text:style-name="P1">Making check in controller</text:p>
      <text:p text:style-name="P1">make[3]: Entering directory '/home/lajulson/building_package/gstreamer-1.16.0/tests/examples/controller'</text:p>
      <text:p text:style-name="P1">make[3]: Nothing to be done for 'check'.</text:p>
      <text:p text:style-name="P1">make[3]: Leaving directory '/home/lajulson/building_package/gstreamer-1.16.0/tests/examples/controller'</text:p>
      <text:p text:style-name="P1">Making check in helloworld</text:p>
      <text:p text:style-name="P1">make[3]: Entering directory '/home/lajulson/building_package/gstreamer-1.16.0/tests/examples/helloworld'</text:p>
      <text:p text:style-name="P1">make[3]: Nothing to be done for 'check'.</text:p>
      <text:p text:style-name="P1">make[3]: Leaving directory '/home/lajulson/building_package/gstreamer-1.16.0/tests/examples/helloworld'</text:p>
      <text:p text:style-name="P1">Making check in memory</text:p>
      <text:p text:style-name="P1">make[3]: Entering directory '/home/lajulson/building_package/gstreamer-1.16.0/tests/examples/memory'</text:p>
      <text:p text:style-name="P1">make[3]: Nothing to be done for 'check'.</text:p>
      <text:p text:style-name="P1"><text:soft-page-break/>make[3]: Leaving directory '/home/lajulson/building_package/gstreamer-1.16.0/tests/examples/memory'</text:p>
      <text:p text:style-name="P1">Making check in netclock</text:p>
      <text:p text:style-name="P1">make[3]: Entering directory '/home/lajulson/building_package/gstreamer-1.16.0/tests/examples/netclock'</text:p>
      <text:p text:style-name="P1">make[3]: Nothing to be done for 'check'.</text:p>
      <text:p text:style-name="P1">make[3]: Leaving directory '/home/lajulson/building_package/gstreamer-1.16.0/tests/examples/netclock'</text:p>
      <text:p text:style-name="P1">Making check in ptp</text:p>
      <text:p text:style-name="P1">make[3]: Entering directory '/home/lajulson/building_package/gstreamer-1.16.0/tests/examples/ptp'</text:p>
      <text:p text:style-name="P1">make[3]: Nothing to be done for 'check'.</text:p>
      <text:p text:style-name="P1">make[3]: Leaving directory '/home/lajulson/building_package/gstreamer-1.16.0/tests/examples/ptp'</text:p>
      <text:p text:style-name="P1">Making check in stepping</text:p>
      <text:p text:style-name="P1">make[3]: Entering directory '/home/lajulson/building_package/gstreamer-1.16.0/tests/examples/stepping'</text:p>
      <text:p text:style-name="P1">make[3]: Nothing to be done for 'check'.</text:p>
      <text:p text:style-name="P1">make[3]: Leaving directory '/home/lajulson/building_package/gstreamer-1.16.0/tests/examples/stepping'</text:p>
      <text:p text:style-name="P1">Making check in streamiddemux</text:p>
      <text:p text:style-name="P1">make[3]: Entering directory '/home/lajulson/building_package/gstreamer-1.16.0/tests/examples/streamiddemux'</text:p>
      <text:p text:style-name="P1">make[3]: Nothing to be done for 'check'.</text:p>
      <text:p text:style-name="P1">make[3]: Leaving directory '/home/lajulson/building_package/gstreamer-1.16.0/tests/examples/streamiddemux'</text:p>
      <text:p text:style-name="P1">Making check in streams</text:p>
      <text:p text:style-name="P1">make[3]: Entering directory '/home/lajulson/building_package/gstreamer-1.16.0/tests/examples/streams'</text:p>
      <text:p text:style-name="P1">make[3]: Nothing to be done for 'check'.</text:p>
      <text:p text:style-name="P1">make[3]: Leaving directory '/home/lajulson/building_package/gstreamer-1.16.0/tests/examples/streams'</text:p>
      <text:p text:style-name="P1">Making check in adapter</text:p>
      <text:p text:style-name="P1">make[3]: Entering directory '/home/lajulson/building_package/gstreamer-1.16.0/tests/examples/adapter'</text:p>
      <text:p text:style-name="P1">make[3]: Nothing to be done for 'check'.</text:p>
      <text:p text:style-name="P1">make[3]: Leaving directory '/home/lajulson/building_package/gstreamer-1.16.0/tests/examples/adapter'</text:p>
      <text:p text:style-name="P1">make[3]: Entering directory '/home/lajulson/building_package/gstreamer-1.16.0/tests/examples'</text:p>
      <text:p text:style-name="P1">make[3]: Nothing to be done for 'check-am'.</text:p>
      <text:p text:style-name="P1">make[3]: Leaving directory '/home/lajulson/building_package/gstreamer-1.16.0/tests/examples'</text:p>
      <text:p text:style-name="P1">make[2]: Leaving directory '/home/lajulson/building_package/gstreamer-1.16.0/tests/examples'</text:p>
      <text:p text:style-name="P1">make[2]: Entering directory '/home/lajulson/building_package/gstreamer-1.16.0/tests'</text:p>
      <text:p text:style-name="P1">make[2]: Nothing to be done for 'check-am'.</text:p>
      <text:p text:style-name="P1">make[2]: Leaving directory '/home/lajulson/building_package/gstreamer-1.16.0/tests'</text:p>
      <text:p text:style-name="P1">make[1]: Leaving directory '/home/lajulson/building_package/gstreamer-1.16.0/tests'</text:p>
      <text:p text:style-name="P1">Making check in docs</text:p>
      <text:p text:style-name="P1">make[1]: Entering directory '/home/lajulson/building_package/gstreamer-1.16.0/docs'</text:p>
      <text:p text:style-name="P1">make <text:s/>check-recursive</text:p>
      <text:p text:style-name="P1">make[2]: Entering directory '/home/lajulson/building_package/gstreamer-1.16.0/docs'</text:p>
      <text:p text:style-name="P1">Making check in gst</text:p>
      <text:p text:style-name="P1">make[3]: Entering directory '/home/lajulson/building_package/gstreamer-1.16.0/docs/gst'</text:p>
      <text:p text:style-name="P1">make <text:s/>check-am</text:p>
      <text:p text:style-name="P1">make[4]: Entering directory '/home/lajulson/building_package/gstreamer-1.16.0/docs/gst'</text:p>
      <text:p text:style-name="P1"><text:soft-page-break/>make[4]: Nothing to be done for 'check-am'.</text:p>
      <text:p text:style-name="P1">make[4]: Leaving directory '/home/lajulson/building_package/gstreamer-1.16.0/docs/gst'</text:p>
      <text:p text:style-name="P1">make[3]: Leaving directory '/home/lajulson/building_package/gstreamer-1.16.0/docs/gst'</text:p>
      <text:p text:style-name="P1">Making check in libs</text:p>
      <text:p text:style-name="P1">make[3]: Entering directory '/home/lajulson/building_package/gstreamer-1.16.0/docs/libs'</text:p>
      <text:p text:style-name="P1">make[3]: Nothing to be done for 'check'.</text:p>
      <text:p text:style-name="P1">make[3]: Leaving directory '/home/lajulson/building_package/gstreamer-1.16.0/docs/libs'</text:p>
      <text:p text:style-name="P1">Making check in plugins</text:p>
      <text:p text:style-name="P1">make[3]: Entering directory '/home/lajulson/building_package/gstreamer-1.16.0/docs/plugins'</text:p>
      <text:p text:style-name="P1">make[3]: Nothing to be done for 'check'.</text:p>
      <text:p text:style-name="P1">make[3]: Leaving directory '/home/lajulson/building_package/gstreamer-1.16.0/docs/plugins'</text:p>
      <text:p text:style-name="P1">make[3]: Entering directory '/home/lajulson/building_package/gstreamer-1.16.0/docs'</text:p>
      <text:p text:style-name="P1">make[3]: Nothing to be done for 'check-am'.</text:p>
      <text:p text:style-name="P1">make[3]: Leaving directory '/home/lajulson/building_package/gstreamer-1.16.0/docs'</text:p>
      <text:p text:style-name="P1">make[2]: Leaving directory '/home/lajulson/building_package/gstreamer-1.16.0/docs'</text:p>
      <text:p text:style-name="P1">make[1]: Leaving directory '/home/lajulson/building_package/gstreamer-1.16.0/docs'</text:p>
      <text:p text:style-name="P1">Making check in po</text:p>
      <text:p text:style-name="P1">make[1]: Entering directory '/home/lajulson/building_package/gstreamer-1.16.0/po'</text:p>
      <text:p text:style-name="P1">make[1]: Leaving directory '/home/lajulson/building_package/gstreamer-1.16.0/po'</text:p>
      <text:p text:style-name="P1">Making check in m4</text:p>
      <text:p text:style-name="P1">make[1]: Entering directory '/home/lajulson/building_package/gstreamer-1.16.0/m4'</text:p>
      <text:p text:style-name="P1">make[1]: Nothing to be done for 'check'.</text:p>
      <text:p text:style-name="P1">make[1]: Leaving directory '/home/lajulson/building_package/gstreamer-1.16.0/m4'</text:p>
      <text:p text:style-name="P1">Making check in common</text:p>
      <text:p text:style-name="P1">make[1]: Entering directory '/home/lajulson/building_package/gstreamer-1.16.0/common'</text:p>
      <text:p text:style-name="P1">Making check in m4</text:p>
      <text:p text:style-name="P1">make[2]: Entering directory '/home/lajulson/building_package/gstreamer-1.16.0/common/m4'</text:p>
      <text:p text:style-name="P1">make[2]: Nothing to be done for 'check'.</text:p>
      <text:p text:style-name="P1">make[2]: Leaving directory '/home/lajulson/building_package/gstreamer-1.16.0/common/m4'</text:p>
      <text:p text:style-name="P1">make[2]: Entering directory '/home/lajulson/building_package/gstreamer-1.16.0/common'</text:p>
      <text:p text:style-name="P1">make[2]: Nothing to be done for 'check-am'.</text:p>
      <text:p text:style-name="P1">make[2]: Leaving directory '/home/lajulson/building_package/gstreamer-1.16.0/common'</text:p>
      <text:p text:style-name="P1">make[1]: Leaving directory '/home/lajulson/building_package/gstreamer-1.16.0/common'</text:p>
      <text:p text:style-name="P1">Making check in data</text:p>
      <text:p text:style-name="P1">make[1]: Entering directory '/home/lajulson/building_package/gstreamer-1.16.0/data'</text:p>
      <text:p text:style-name="P1">make[1]: Nothing to be done for 'check'.</text:p>
      <text:p text:style-name="P1">make[1]: Leaving directory '/home/lajulson/building_package/gstreamer-1.16.0/data'</text:p>
      <text:p text:style-name="P1">Making check in tools</text:p>
      <text:p text:style-name="P1">make[1]: Entering directory '/home/lajulson/building_package/gstreamer-1.16.0/tools'</text:p>
      <text:p text:style-name="P1">make[1]: Nothing to be done for 'check'.</text:p>
      <text:p text:style-name="P1">make[1]: Leaving directory '/home/lajulson/building_package/gstreamer-1.16.0/tools'</text:p>
      <text:p text:style-name="P1">make[1]: Entering directory '/home/lajulson/building_package/gstreamer-1.16.0'</text:p>
      <text:p text:style-name="P1">make[1]: Leaving directory '/home/lajulson/building_package/gstreamer-1.16.0'</text:p>
      <text:p text:style-name="P1">Checking if all enum and flag _get_type() funcs are inited in gst_init()</text:p>
      <text:p text:style-name="P1">Checking if all enum and flag _get_type() funcs are deinited in gst_deinit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1:32:08.303856248</meta:creation-date>
    <dc:date>2019-05-09T11:33:18.711874880</dc:date>
    <meta:editing-duration>PT1M12S</meta:editing-duration>
    <meta:editing-cycles>1</meta:editing-cycles>
    <meta:document-statistic meta:table-count="0" meta:image-count="0" meta:object-count="0" meta:page-count="11" meta:paragraph-count="524" meta:word-count="1677" meta:character-count="22861" meta:non-whitespace-character-count="20233"/>
    <meta:generator>LibreOffice/5.1.6.2$Linux_X86_64 LibreOffice_project/10m0$Build-2</meta:generator>
  </office:meta>
</office:document-meta>
</file>